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adb2" officeooo:paragraph-rsid="001fadb2"/>
    </style:style>
    <style:style style:name="P2" style:family="paragraph" style:parent-style-name="Standard">
      <style:text-properties officeooo:rsid="0022ac60" officeooo:paragraph-rsid="0022ac60"/>
    </style:style>
    <style:style style:name="P3" style:family="paragraph" style:parent-style-name="Standard">
      <style:text-properties fo:font-weight="bold" officeooo:rsid="0022ac60" officeooo:paragraph-rsid="0022ac60" style:font-weight-asian="bold" style:font-weight-complex="bold"/>
    </style:style>
    <style:style style:name="P4" style:family="paragraph" style:parent-style-name="Standard">
      <style:text-properties fo:font-weight="bold" officeooo:rsid="001fadb2" officeooo:paragraph-rsid="001fadb2" style:font-weight-asian="bold" style:font-weight-complex="bold"/>
    </style:style>
    <style:style style:name="P5" style:family="paragraph" style:parent-style-name="Table_20_Contents">
      <style:text-properties officeooo:rsid="001fadb2" officeooo:paragraph-rsid="001fadb2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fadb2" officeooo:paragraph-rsid="001fadb2"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officeooo:rsid="0024f75f" officeooo:paragraph-rsid="0024f75f" fo:background-color="transparent"/>
    </style:style>
    <style:style style:name="P9" style:family="paragraph" style:parent-style-name="Table_20_Contents">
      <style:text-properties officeooo:rsid="00208371" officeooo:paragraph-rsid="00208371"/>
    </style:style>
    <style:style style:name="P10" style:family="paragraph" style:parent-style-name="Table_20_Contents">
      <style:text-properties officeooo:rsid="00213e45" officeooo:paragraph-rsid="00213e45"/>
    </style:style>
    <style:style style:name="P11" style:family="paragraph" style:parent-style-name="Table_20_Contents">
      <style:text-properties officeooo:rsid="00218f01" officeooo:paragraph-rsid="00218f01"/>
    </style:style>
    <style:style style:name="P12" style:family="paragraph" style:parent-style-name="Table_20_Contents">
      <style:text-properties officeooo:rsid="002205f8" officeooo:paragraph-rsid="002205f8"/>
    </style:style>
    <style:style style:name="T1" style:family="text">
      <style:text-properties officeooo:rsid="001fadb2"/>
    </style:style>
    <style:style style:name="T2" style:family="text">
      <style:text-properties officeooo:rsid="00213e45"/>
    </style:style>
    <style:style style:name="T3" style:family="text">
      <style:text-properties officeooo:rsid="00218f01"/>
    </style:style>
    <style:style style:name="T4" style:family="text">
      <style:text-properties officeooo:rsid="002205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660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text:span text:style-name="T5">Projeto</text:span>: Sistema web com a acessibilidade em celulares, notebook, ipad.</text:p>
      <text:p text:style-name="P1">1. O sistema permite o usuário cadastros participar em uma sala de aula</text:p>
      <text:p text:style-name="P1">2. O sistema permite ao usuário depois de assistir a aula visualizar <text:span text:style-name="T6">e baixar </text:span>o certificado de participação.</text:p>
      <text:p text:style-name="P1">3. O sistema permitira ao administrador lançar aula, emitir certificado e visualizar relatório.</text:p>
      <text:p text:style-name="P1"/>
      <text:p text:style-name="P1"/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7">MÓDULO</text:p>
          </table:table-cell>
          <table:table-cell table:style-name="Tabela1.A1" office:value-type="string">
            <text:p text:style-name="P7">DESCRIÇÃO</text:p>
          </table:table-cell>
          <table:table-cell table:style-name="Tabela1.C1" office:value-type="string">
            <text:p text:style-name="P8">Outros</text:p>
          </table:table-cell>
        </table:table-row>
        <table:table-row>
          <table:table-cell table:style-name="Tabela1.A2" office:value-type="string">
            <text:p text:style-name="P6"><text:span text:style-name="T1">C</text:span>adastro</text:p>
          </table:table-cell>
          <table:table-cell table:style-name="Tabela1.A2" office:value-type="string">
            <text:p text:style-name="P5">Tela de cadastro contendo nome, email, nomeUsuario, senha…. E com as funcionalidades de atualizar dados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6"><text:span text:style-name="T2">L</text:span>ogin</text:p>
          </table:table-cell>
          <table:table-cell table:style-name="Tabela1.A2" office:value-type="string">
            <text:p text:style-name="P9">Tela de acesso ao sistema</text:p>
            <text:p text:style-name="P9">contendo nome do usuário e senha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6"><text:span text:style-name="T2">Á</text:span>rea do usuário</text:p>
          </table:table-cell>
          <table:table-cell table:style-name="Tabela1.A2" office:value-type="string">
            <text:p text:style-name="P10">Painel do usuário contendo sala de aula e as funcionalidades a definir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6"><text:span text:style-name="T3">Ár</text:span>ea do admin Funcionalidades</text:p>
          </table:table-cell>
          <table:table-cell table:style-name="Tabela1.A2" office:value-type="string">
            <text:p text:style-name="P11">Painel do administrador do sistema com a funcionalidade de lançar aula, emitir certificado, presença e visualizar relatório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Funcionalidades <text:span text:style-name="T4">comuns do sistema</text:span></text:p>
          </table:table-cell>
          <table:table-cell table:style-name="Tabela1.A2" office:value-type="string">
            <text:p text:style-name="P12">Alterar, atualizar, pesquisar, deletar, emitir certificado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1"/>
      <text:p text:style-name="P3">Tempo previsto de desenvolvimento: 2 meses.</text:p>
      <text:p text:style-name="P2"/>
      <text:p text:style-name="P2">Serviço</text:p>
      <text:p text:style-name="P2">● Design do protótipo de telas (mock-up);</text:p>
      <text:p text:style-name="P2">● Desenvolvimento de sistema web com acessibilidade em dispositivos celulares.</text:p>
      <text:p text:style-name="P2">● Modelagem de entidades e seus relacionamentos para dar suporte à</text:p>
      <text:p text:style-name="P2">estrutura de banco de dados tendo como premissas a possível escalabilidade</text:p>
      <text:p text:style-name="P2">do projeto e adição de novas features.</text:p>
      <text:p text:style-name="P2">● Desenvolvimento de serviços REST para consumo por parte do sistema Web.</text:p>
      <text:p text:style-name="P2">● Configuração e deploy dos serviços REST em nuvem pública para</text:p>
      <text:p text:style-name="P2">provisionamento contínuo (24/7) dos serviços oferecidos pelo aplicativo</text:p>
      <text:p text:style-name="P2">móvel.</text:p>
      <text:p text:style-name="P2">● Disponibilização do sistema no servidor do cliente.</text:p>
      <text:p text:style-name="P2"/>
      <text:p text:style-name="P2">https://app.diagrams.net/#G1d7Axmlx68LxWb5tRcIdvGkd0GiTxAMb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1T22:31:11.014328651</meta:creation-date>
    <dc:date>2021-06-10T21:33:07.809527841</dc:date>
    <meta:editing-duration>PT24M8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1" meta:paragraph-count="31" meta:word-count="225" meta:character-count="1545" meta:non-whitespace-character-count="1351"/>
  </office:meta>
</office:document-meta>
</file>